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8.00pt" fo:font-weight="bold" fo:font-family="Calibri" style:font-family-asian="Calibri" style:font-family-complex="Calibri" fo:background-color="transparent" style:use-window-font-color="true"/>
    </style:style>
    <style:style style:name="T2" style:family="text">
      <style:text-properties fo:font-size="18.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tab-stops>
          <style:tab-stop style:position="21.30pt"/>
          <style:tab-stop style:position="56.80pt"/>
        </style:tab-stops>
      </style:paragraph-properties>
    </style:style>
    <style:style style:name="P2" style:family="paragraph">
      <style:paragraph-properties fo:line-height="115.00%" fo:text-align="left" fo:margin-bottom="10.00pt">
        <style:tab-stops>
          <style:tab-stop style:position="56.80pt"/>
        </style:tab-stops>
      </style:paragraph-properties>
    </style:style>
    <style:style style:name="P3" style:family="paragraph">
      <style:paragraph-properties fo:line-height="100.00%" fo:text-align="left" fo:margin-bottom="10.00pt">
        <style:tab-stops>
          <style:tab-stop style:position="56.80pt"/>
        </style:tab-stops>
      </style:paragraph-properties>
    </style:style>
    <style:style style:name="P4" style:family="paragraph">
      <style:paragraph-properties fo:line-height="115.00%" fo:text-align="left" fo:margin-bottom="10.00pt">
        <style:tab-stops>
          <style:tab-stop style:position="56.80pt"/>
        </style:tab-stops>
      </style:paragraph-properties>
    </style:style>
  </office:automatic-styles>
  <office:body>
    <office:text>
      <text:p text:style-name="P1"><text:span text:style-name="T1"><text:s/>SOFTWARE<text:s text:c="73"/>REQUIREMENTS<text:s text:c="66"/>SPECIFICATION</text:span></text:p>
      <text:p text:style-name="P1"><text:span text:style-name="T1"><text:s text:c="6"/>FOR</text:span></text:p>
      <text:p text:style-name="P1"><text:span text:style-name="T1">STUDENT<text:s text:c="2"/>ATTENDANCE SYSTEM</text:span></text:p>
      <text:p text:style-name="P1"><text:span text:style-name="T1"><text:s/>PREPARED BY :</text:span></text:p>
      <text:p text:style-name="P1"><text:span text:style-name="T1">JENISH.J</text:span></text:p>
      <text:p text:style-name="P1"><text:span text:style-name="T1">ATHISH.S</text:span></text:p>
      <text:p text:style-name="P1"><text:span text:style-name="T1">RAMAKRISHNAN.B</text:span></text:p>
      <text:p text:style-name="P1"><text:span text:style-name="T1">NARMADHA DEVI.S</text:span></text:p>
      <text:p text:style-name="P2"><text:span text:style-name="T1">1.INTRODUCTION:</text:span></text:p>
      <text:p text:style-name="P2"><text:span text:style-name="T1">1.1 Purpose</text:span></text:p>
      <text:p text:style-name="P2"><text:span text:style-name="T1">THE purpose of the student attendance system is to automate and streamline the process of recording and managing student attendance by reducing<text:s text:c="2"/>buddy-punching and time theft in educational institutions.</text:span></text:p>
      <text:p text:style-name="P2"><text:span text:style-name="T1">1.2 scope</text:span></text:p>
      <text:p text:style-name="P2"><text:span text:style-name="T1">THE student attendance system will encompass the following features</text:span></text:p>
      <text:p text:style-name="P2"><text:span text:style-name="T1">user authentication for administrators,teachers and students.</text:span></text:p>
      <text:p text:style-name="P2"><text:span text:style-name="T1">attendance tracking for each student</text:span></text:p>
      <text:p text:style-name="P2"><text:span text:style-name="T1">Reporting and analytics funtionalities for administrators</text:span></text:p>
      <text:p text:style-name="P2"><text:span text:style-name="T1">User-friendly interface for both web and mobile platforms</text:span></text:p>
      <text:p text:style-name="P2"><text:span text:style-name="T1">minimize errors.</text:span></text:p>
      <text:p text:style-name="P2"><text:span text:style-name="T1">1.3 DEFINITIONS ACRONYMS AND ABBREVIATION</text:span></text:p>
      <text:p text:style-name="P2"><text:span text:style-name="T1">JAVA-platform independence</text:span></text:p>
      <text:p text:style-name="P2"><text:span text:style-name="T1">ER-Entity Relationship</text:span></text:p>
      <text:p text:style-name="P2"><text:span text:style-name="T1">sql-structured query language</text:span></text:p>
      <text:p text:style-name="P2"><text:span text:style-name="T1">2<text:s text:c="2"/>Overall Description</text:span></text:p>
      <text:p text:style-name="P2"><text:span text:style-name="T1">2.1 Product Perspective</text:span></text:p>
      <text:p text:style-name="P3"><text:span text:style-name="T1">PerspectiveThe Attendance Management System is intended to replace the manual model of attendance record keeping by means of roll call and paper records. The roll call and paper records are replaced with a single interactionbetween the professor and the Attendance Management System. Professors will be able to view details regarding attendance of individual students on their<text:s text:c="2"/>PC and quickly maintain attendance records</text:span></text:p>
      <text:p text:style-name="P3"><text:span text:style-name="T1"/></text:p>
      <text:p text:style-name="P4"><text:span text:style-name="T1"/></text:p>
      <text:p text:style-name="P4"><text:span text:style-name="T1"/></text:p>
      <text:p text:style-name="P4"><text:span text:style-name="T1"/></text:p>
      <text:p text:style-name="P4"><text:span text:style-name="T1"/></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Product Function</text:span></text:p>
      <text:p text:style-name="P4"><text:span text:style-name="T2">Entity Relationship Diagram of<text:s text:c="2"/>STUDENT ATTENDANCE SYSTEM</text:span></text:p>
      <text:p text:style-name="P4"><text:span text:style-name="T2"><text:s text:c="15"/></text:span></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HE main feature of the attendance management system is that it keeps record of all essential details of each individual student.At the end of a specified period this system create a defaulties list as well as non defaulties list.Attendance percentge of each student in every subject is displayed in the list Also,the system allows the profesor to view pertinent statistics on<text:s text:c="2"/>students attendance record for specified class.</text:span></text:p>
      <text:p text:style-name="P4"><text:span text:style-name="T2"/></text:p>
      <text:p text:style-name="P4"><text:span text:style-name="T2">2.3 USER Classes and Characteristics</text:span></text:p>
      <text:p text:style-name="P4"><text:span text:style-name="T2">Administrator: Manages system settings, generates reports.</text:span></text:p>
      <text:p text:style-name="P4"><text:span text:style-name="T2">Teacher: Takes attendance, views class attendance reports.</text:span></text:p>
      <text:p text:style-name="P4"><text:span text:style-name="T2">Student: Views personal attendance records<text:s text:c="50"/></text:span></text:p>
      <text:p text:style-name="P4"><text:span text:style-name="T2"/></text:p>
      <text:p text:style-name="P4"><text:span text:style-name="T2">2.4 Operating Environment</text:span></text:p>
      <text:p text:style-name="P4"><text:span text:style-name="T2">The system will run on standard web servers and should be accessible through popular web browsers. It will interact with databases for storing and retrieving data.</text:span></text:p>
      <text:p text:style-name="P4"><text:span text:style-name="T2"/></text:p>
      <text:p text:style-name="P4"><text:span text:style-name="T2">2.5 Assumption and Dependencies</text:span></text:p>
      <text:p text:style-name="P4"><text:span text:style-name="T2">THE assumptions are:</text:span></text:p>
      <text:p text:style-name="P4"><text:span text:style-name="T2">2.5.1 Reliable Network Connectivity:</text:span></text:p>
      <text:p text:style-name="P4"><text:span text:style-name="T2"/></text:p>
      <text:p text:style-name="P4"><text:span text:style-name="T2">Assumption: The system assumes a reliable network connection for real-time data transfer between client applications and the central database.</text:span></text:p>
      <text:p text:style-name="P4"><text:span text:style-name="T2">2.5.2 Accurate Data Input:</text:span></text:p>
      <text:p text:style-name="P4"><text:span text:style-name="T2"/></text:p>
      <text:p text:style-name="P4"><text:span text:style-name="T2">Assumption: The accuracy of attendance records depends on the correctness of the data input, whether through automated methods (e.g., barcode scanning) or manual entry.</text:span></text:p>
      <text:p text:style-name="P4"><text:span text:style-name="T2">2.5.3 Standardized Time Zones:</text:span></text:p>
      <text:p text:style-name="P4"><text:span text:style-name="T2"/></text:p>
      <text:p text:style-name="P4"><text:span text:style-name="T2">Assumption: The system assumes standardized time zones for consistency in recording attendance across different locations.</text:span></text:p>
      <text:p text:style-name="P4"><text:span text:style-name="T2">2.6Compliance with Privacy Regulations:</text:span></text:p>
      <text:p text:style-name="P4"><text:span text:style-name="T2"/></text:p>
      <text:p text:style-name="P4"><text:span text:style-name="T2">Assumption: The system assumes that it will be used in compliance with local and international privacy regulations governing student data.</text:span></text:p>
      <text:p text:style-name="P4"><text:span text:style-name="T2">2.6.1 Availability of Hardware Devices:</text:span></text:p>
      <text:p text:style-name="P4"><text:span text:style-name="T2"/></text:p>
      <text:p text:style-name="P4"><text:span text:style-name="T2">Assumption: For attendance tracking methods such as , the system assumes the availability and proper functioning of associated hardware devices.</text:span></text:p>
      <text:p text:style-name="P4"><text:span text:style-name="T2">User Cooperation:</text:span></text:p>
      <text:p text:style-name="P4"><text:span text:style-name="T2"/></text:p>
      <text:p text:style-name="P4"><text:span text:style-name="T2">Assumption: The system assumes that users, including administrators, teachers, and students, will cooperate in following the attendance recording processes.</text:span></text:p>
      <text:p text:style-name="P4"><text:span text:style-name="T2">2.6.2 Adequate Training for Users:</text:span></text:p>
      <text:p text:style-name="P4"><text:span text:style-name="T2"/></text:p>
      <text:p text:style-name="P4"><text:span text:style-name="T2">Assumption: Users are assumed to receive adequate training on how to use the system effectively, especially for administrators and teachers responsible for system management.</text:span></text:p>
      <text:p text:style-name="P4"><text:span text:style-name="T2">2.7Consistent Implementation of Policies:</text:span></text:p>
      <text:p text:style-name="P4"><text:span text:style-name="T2"/></text:p>
      <text:p text:style-name="P4"><text:span text:style-name="T2">Assumption: The system assumes that educational institutions have consistent attendance policies that can be translated into the system's rules and configurations.</text:span></text:p>
      <text:p text:style-name="P4"><text:span text:style-name="T2">2.8 Secure System Access:</text:span></text:p>
      <text:p text:style-name="P4"><text:span text:style-name="T2"/></text:p>
      <text:p text:style-name="P4"><text:span text:style-name="T2">Assumption: Users are assumed to keep their login credentials secure, and any unauthorized access is considered a breach of security.</text:span></text:p>
      <text:p text:style-name="P4"><text:span text:style-name="T2">Dependencies:</text:span></text:p>
      <text:p text:style-name="P4"><text:span text:style-name="T2">the dependencies are</text:span></text:p>
      <text:p text:style-name="P4"><text:span text:style-name="T2">2.9 Database Management System (DBMS):</text:span></text:p>
      <text:p text:style-name="P4"><text:span text:style-name="T2"/></text:p>
      <text:p text:style-name="P4"><text:span text:style-name="T2">Dependency: The system relies on a DBMS for storing and managing attendance records, user data, and other relevant information.</text:span></text:p>
      <text:p text:style-name="P4"><text:span text:style-name="T2">2.9.1Java Runtime Environment (JRE):</text:span></text:p>
      <text:p text:style-name="P4"><text:span text:style-name="T2"/></text:p>
      <text:p text:style-name="P4"><text:span text:style-name="T2">Dependency: The system depends on a compatible version of JRE for executing Java-based applications.</text:span></text:p>
      <text:p text:style-name="P4"><text:span text:style-name="T2">2.9.2Relational Database Schema:</text:span></text:p>
      <text:p text:style-name="P4"><text:span text:style-name="T2"/></text:p>
      <text:p text:style-name="P4"><text:span text:style-name="T2">Dependency: The system development depends on the design and availability of a relational database schema that meets the requirements of storing attendance and student information.</text:span></text:p>
      <text:p text:style-name="P4"><text:span text:style-name="T2">2.9.3Internet Browser Compatibility:</text:span></text:p>
      <text:p text:style-name="P4"><text:span text:style-name="T2"/></text:p>
      <text:p text:style-name="P4"><text:span text:style-name="T2">Dependency: If the system has a web-based interface, it depends on compatibility with standard internet browsers (e.g., Chrome, Firefox, Safari).</text:span></text:p>
      <text:p text:style-name="P4"><text:span text:style-name="T2">2.9.4 Local IT Infrastructure:</text:span></text:p>
      <text:p text:style-name="P4"><text:span text:style-name="T2"/></text:p>
      <text:p text:style-name="P4"><text:span text:style-name="T2">Dependency: The system's deployment may depend on the local IT infrastructure, including servers, networking equipment, and other hardware components.</text:span></text:p>
      <text:p text:style-name="P4"><text:span text:style-name="T2">2.9.5Integration with Student Information Systems (SIS):</text:span></text:p>
      <text:p text:style-name="P4"><text:span text:style-name="T2"/></text:p>
      <text:p text:style-name="P4"><text:span text:style-name="T2">Dependency: If the system is intended to integrate with existing Student Information Systems, the availability and compatibility of these systems become critical.</text:span></text:p>
      <text:p text:style-name="P4"><text:span text:style-name="T2">2.9.6Data Security Protocols:</text:span></text:p>
      <text:p text:style-name="P4"><text:span text:style-name="T2"/></text:p>
      <text:p text:style-name="P4"><text:span text:style-name="T2">Dependency: The system depends on the implementation of data security protocols to safeguard sensitive information, including encryption during data transmission and secure storage.</text:span></text:p>
      <text:p text:style-name="P4"><text:span text:style-name="T2"/></text:p>
      <text:p text:style-name="P4"><text:span text:style-name="T2"/></text:p>
      <text:p text:style-name="P4"><text:span text:style-name="T2">3. Functional Requirements</text:span></text:p>
      <text:p text:style-name="P4"><text:span text:style-name="T2">3.1 User Authentication</text:span></text:p>
      <text:p text:style-name="P4"><text:span text:style-name="T2">3.1.1 Administrator</text:span></text:p>
      <text:p text:style-name="P4"><text:span text:style-name="T2">The system shall provide secure login for administrators.</text:span></text:p>
      <text:p text:style-name="P4"><text:span text:style-name="T2">Administrators shall have the ability to manage user accounts.</text:span></text:p>
      <text:p text:style-name="P4"><text:span text:style-name="T2">3.1.2 Teacher</text:span></text:p>
      <text:p text:style-name="P4"><text:span text:style-name="T2">Teachers shall log in securely to record attendance.</text:span></text:p>
      <text:p text:style-name="P4"><text:span text:style-name="T2">Teachers shall be able to view attendance reports for their classes.</text:span></text:p>
      <text:p text:style-name="P4"><text:span text:style-name="T2">3.1.3 Student</text:span></text:p>
      <text:p text:style-name="P4"><text:span text:style-name="T2">Students shall have a secure login to view their attendance records.</text:span></text:p>
      <text:p text:style-name="P4"><text:span text:style-name="T2">3.2 Attendance Tracking</text:span></text:p>
      <text:p text:style-name="P4"><text:span text:style-name="T2">3.2.1 Teacher</text:span></text:p>
      <text:p text:style-name="P4"><text:span text:style-name="T2">Teachers shall be able to mark attendance for each student in their class.</text:span></text:p>
      <text:p text:style-name="P4"><text:span text:style-name="T2">The system shall allow teachers to update attendance for past dates.</text:span></text:p>
      <text:p text:style-name="P4"><text:span text:style-name="T2">3.2.2 Student</text:span></text:p>
      <text:p text:style-name="P4"><text:span text:style-name="T2">Students shall be able to view their daily and overall attendance records.</text:span></text:p>
      <text:p text:style-name="P4"><text:span text:style-name="T2">3.3 Reporting and Analytics</text:span></text:p>
      <text:p text:style-name="P4"><text:span text:style-name="T2">3.3.1 Administrator</text:span></text:p>
      <text:p text:style-name="P4"><text:span text:style-name="T2">Administrators shall be able to generate attendance reports for specific classes, teachers, or students.</text:span></text:p>
      <text:p text:style-name="P4"><text:span text:style-name="T2">The system shall provide analytics on overall attendance trends.</text:span></text:p>
      <text:p text:style-name="P4"><text:span text:style-name="T2">4. Non-functional Requirements</text:span></text:p>
      <text:p text:style-name="P4"><text:span text:style-name="T2">4.1 Performance</text:span></text:p>
      <text:p text:style-name="P4"><text:span text:style-name="T2">The system shall support concurrent access by multiple users.</text:span></text:p>
      <text:p text:style-name="P4"><text:span text:style-name="T2">Response time for attendance marking shall be less than 2 seconds.</text:span></text:p>
      <text:p text:style-name="P4"><text:span text:style-name="T2">4.2 Security</text:span></text:p>
      <text:p text:style-name="P4"><text:span text:style-name="T2">User authentication shall be performed securely using encryption.</text:span></text:p>
      <text:p text:style-name="P4"><text:span text:style-name="T2">Access to sensitive data shall be restricted based on user roles.</text:span></text:p>
      <text:p text:style-name="P4"><text:span text:style-name="T2">4.3 Usability</text:span></text:p>
      <text:p text:style-name="P4"><text:span text:style-name="T2">The system shall have an intuitive and user-friendly interface.</text:span></text:p>
      <text:p text:style-name="P4"><text:span text:style-name="T2">The mobile interface shall be responsive and accessible on various devices.</text:span></text:p>
      <text:p text:style-name="P4"><text:span text:style-name="T2">5. Constraints</text:span></text:p>
      <text:p text:style-name="P4"><text:span text:style-name="T2">The system shall be compatible with modern web browsers (Chrome, Firefox, Safari).</text:span></text:p>
      <text:p text:style-name="P4"><text:span text:style-name="T2">Mobile applications shall be developed for iOS and Android platforms.</text:span></text:p>
      <text:p text:style-name="P4"><text:span text:style-name="T2">6. Future Enhancements</text:span></text:p>
      <text:p text:style-name="P4"><text:span text:style-name="T2">Integration with student information systems.</text:span></text:p>
      <text:p text:style-name="P4"><text:span text:style-name="T2">Automated notifications for low attendance.</text:span></text:p>
      <text:p text:style-name="P4"><text:span text:style-name="T2"/></text:p>
      <text:p text:style-name="P4"><text:span text:style-name="T2"/></text:p>
      <text:p text:style-name="P4"><text:span text:style-name="T2">CLASS DIAGRAM</text:span></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s text:c="55"/></text:span></text:p>
      <text:p text:style-name="P4"><text:span text:style-name="T2"/></text:p>
      <text:p text:style-name="P4"><text:span text:style-name="T2"><text:s text:c="129"/></text:span></text:p>
      <text:p text:style-name="P4"><text:span text:style-name="T2"/></text:p>
      <text:p text:style-name="P4"><text:span text:style-name="T2"/></text:p>
      <text:p text:style-name="P4"><text:span text:style-name="T2"><text:s text:c="90"/></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